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114" officeooo:paragraph-rsid="001041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TECNICA</text:p>
      <text:p text:style-name="P1"/>
      <text:p text:style-name="P1">Ubuntu: Linux version 5.0.0-31-generic (buildd@lcy01-amd64-010) (gcc version 8.3.0 (Ubuntu 8.3.0-6ubuntu1)) #33-Ubuntu</text:p>
      <text:p text:style-name="P1">NodeJs version: v10.15.2</text:p>
      <text:p text:style-name="P1">Mysql: <text:s/>Ver 14.14 Distrib 5.7.27, for Linux (x86_64) using <text:s/>EditLine wrap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51:35.500703269</meta:creation-date>
    <dc:date>2019-10-10T11:47:53.569266988</dc:date>
    <meta:editing-duration>PT45M57S</meta:editing-duration>
    <meta:editing-cycles>1</meta:editing-cycles>
    <meta:document-statistic meta:table-count="0" meta:image-count="0" meta:object-count="0" meta:page-count="1" meta:paragraph-count="4" meta:word-count="27" meta:character-count="233" meta:non-whitespace-character-count="208"/>
    <meta:generator>LibreOffice/6.2.7.1$Linux_X86_64 LibreOffice_project/20$Build-1</meta:generator>
  </office:meta>
</office:document-meta>
</file>